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lderProcessor.setMarkSeenPermanent( Boolean markSeenPerma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Processor.isMarkSeenPerman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lderProcessor.isMarkSeenPermanent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Processor.get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Processor.handleMarkSeenNotPermanent( MimeMessage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Processor.isSeen( MimeMessage a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lderProcessor.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lderProcessor.FolderProcessor( Folder folder ,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lderProcesso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lderProcessor.setFolder( Folder 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Processor.updateMarkSeenPerma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Processor.proces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FolderProcessor.recur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lderProcessor.computeMarkSeenPerma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